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209in"/>
    </style:style>
    <style:style style:name="co2" style:family="table-column">
      <style:table-column-properties fo:break-before="auto" style:column-width="1.383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8.2201in" svg:height="4.6098in" svg:x="3.9346in" svg:y="1.9331in">
            <draw:object draw:notify-on-update-of-ranges="Sheet1.A12:Sheet1.A439 Sheet1.A12:Sheet1.A439 Sheet1.B11:Sheet1.B11 Sheet1.B12:Sheet1.B439 Sheet1.A12:Sheet1.A439 Sheet1.C11:Sheet1.C11 Sheet1.C12:Sheet1.C43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Start time</text:p>
          </table:table-cell>
          <table:table-cell table:number-columns-repeated="3"/>
          <table:table-cell office:value-type="string">
            <text:p>Start time</text:p>
          </table:table-cell>
        </table:table-row>
        <table:table-row table:style-name="ro1">
          <table:table-cell office:value-type="float" office:value="1355881320">
            <text:p>1355881320</text:p>
          </table:table-cell>
          <table:table-cell table:number-columns-repeated="3"/>
          <table:table-cell office:value-type="float" office:value="1356208899">
            <text:p>1356208899</text:p>
          </table:table-cell>
        </table:table-row>
        <table:table-row table:style-name="ro1">
          <table:table-cell office:value-type="string">
            <text:p>End time</text:p>
          </table:table-cell>
          <table:table-cell table:number-columns-repeated="3"/>
          <table:table-cell office:value-type="string">
            <text:p>End time</text:p>
          </table:table-cell>
        </table:table-row>
        <table:table-row table:style-name="ro1">
          <table:table-cell office:value-type="float" office:value="1355881460">
            <text:p>1355881460</text:p>
          </table:table-cell>
          <table:table-cell table:number-columns-repeated="3"/>
          <table:table-cell office:value-type="float" office:value="1356209324">
            <text:p>1356209324</text:p>
          </table:table-cell>
        </table:table-row>
        <table:table-row table:style-name="ro1">
          <table:table-cell office:value-type="string">
            <text:p>Elapsed</text:p>
          </table:table-cell>
          <table:table-cell table:number-columns-repeated="3"/>
          <table:table-cell office:value-type="string">
            <text:p>Elapsed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table:number-columns-repeated="3"/>
          <table:table-cell office:value-type="float" office:value="425">
            <text:p>425</text:p>
          </table:table-cell>
        </table:table-row>
        <table:table-row table:style-name="ro2">
          <table:table-cell office:value-type="string">
            <text:p>Size (MBit)</text:p>
          </table:table-cell>
          <table:table-cell table:number-columns-repeated="3"/>
          <table:table-cell office:value-type="string">
            <text:p>Size (MBit)</text:p>
          </table:table-cell>
        </table:table-row>
        <table:table-row table:style-name="ro1">
          <table:table-cell office:value-type="float" office:value="34368.38912">
            <text:p>34368.38912</text:p>
          </table:table-cell>
          <table:table-cell table:number-columns-repeated="3"/>
          <table:table-cell office:value-type="float" office:value="34234.171392">
            <text:p>34234.171392</text:p>
          </table:table-cell>
        </table:table-row>
        <table:table-row table:style-name="ro2">
          <table:table-cell office:value-type="string">
            <text:p>Speed (MBit/sec)</text:p>
          </table:table-cell>
          <table:table-cell table:number-columns-repeated="3"/>
          <table:table-cell office:value-type="string">
            <text:p>Speed (MBit/sec)</text:p>
          </table:table-cell>
        </table:table-row>
        <table:table-row table:style-name="ro1">
          <table:table-cell office:value-type="float" office:value="245.488493714286">
            <text:p>245.4884937143</text:p>
          </table:table-cell>
          <table:table-cell table:number-columns-repeated="3"/>
          <table:table-cell office:value-type="float" office:value="80.5509915105882">
            <text:p>80.5509915106</text:p>
          </table:table-cell>
        </table:table-row>
        <table:table-row table:style-name="ro2">
          <table:table-cell office:value-type="string">
            <text:p>unix_timestamp</text:p>
          </table:table-cell>
          <table:table-cell office:value-type="string">
            <text:p>swift Rx</text:p>
          </table:table-cell>
          <table:table-cell office:value-type="string">
            <text:p>lob Rx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0588">
            <text:p>0.20588</text:p>
          </table:table-cell>
          <table:table-cell office:value-type="float" office:value="0.00366984">
            <text:p>0.0036698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62586">
            <text:p>0.762586</text:p>
          </table:table-cell>
          <table:table-cell office:value-type="float" office:value="1.88642">
            <text:p>1.8864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37821">
            <text:p>0.637821</text:p>
          </table:table-cell>
          <table:table-cell office:value-type="float" office:value="80.9634">
            <text:p>80.963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4.1264">
            <text:p>54.1264</text:p>
          </table:table-cell>
          <table:table-cell office:value-type="float" office:value="179.537">
            <text:p>179.537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5.018">
            <text:p>155.018</text:p>
          </table:table-cell>
          <table:table-cell office:value-type="float" office:value="11.2108">
            <text:p>11.2108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8.9893">
            <text:p>38.9893</text:p>
          </table:table-cell>
          <table:table-cell office:value-type="float" office:value="230.832">
            <text:p>230.832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6.83">
            <text:p>246.83</text:p>
          </table:table-cell>
          <table:table-cell office:value-type="float" office:value="16.1655">
            <text:p>16.1655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6.633">
            <text:p>176.633</text:p>
          </table:table-cell>
          <table:table-cell office:value-type="float" office:value="72.4912">
            <text:p>72.4912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8.991">
            <text:p>188.991</text:p>
          </table:table-cell>
          <table:table-cell office:value-type="float" office:value="189.639">
            <text:p>189.639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3.62">
            <text:p>233.62</text:p>
          </table:table-cell>
          <table:table-cell office:value-type="float" office:value="12.4372">
            <text:p>12.437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.236">
            <text:p>196.236</text:p>
          </table:table-cell>
          <table:table-cell office:value-type="float" office:value="166.959">
            <text:p>166.959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0.265">
            <text:p>270.265</text:p>
          </table:table-cell>
          <table:table-cell office:value-type="float" office:value="83.237">
            <text:p>83.237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9.52">
            <text:p>289.52</text:p>
          </table:table-cell>
          <table:table-cell office:value-type="float" office:value="36.7716">
            <text:p>36.7716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36.182">
            <text:p>236.182</text:p>
          </table:table-cell>
          <table:table-cell office:value-type="float" office:value="225.989">
            <text:p>225.989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68.818">
            <text:p>368.818</text:p>
          </table:table-cell>
          <table:table-cell office:value-type="float" office:value="0.581724">
            <text:p>0.581724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65.694">
            <text:p>265.694</text:p>
          </table:table-cell>
          <table:table-cell office:value-type="float" office:value="114.666">
            <text:p>114.666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.0096">
            <text:p>65.0096</text:p>
          </table:table-cell>
          <table:table-cell office:value-type="float" office:value="147.663">
            <text:p>147.663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3.9455">
            <text:p>53.9455</text:p>
          </table:table-cell>
          <table:table-cell office:value-type="float" office:value="14.6719">
            <text:p>14.6719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1.803">
            <text:p>131.803</text:p>
          </table:table-cell>
          <table:table-cell office:value-type="float" office:value="247.816">
            <text:p>247.81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32.243">
            <text:p>332.243</text:p>
          </table:table-cell>
          <table:table-cell office:value-type="float" office:value="0.704367">
            <text:p>0.704367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68.595">
            <text:p>268.595</text:p>
          </table:table-cell>
          <table:table-cell office:value-type="float" office:value="65.4769">
            <text:p>65.4769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1.46">
            <text:p>181.46</text:p>
          </table:table-cell>
          <table:table-cell office:value-type="float" office:value="196.616">
            <text:p>196.616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83.233">
            <text:p>483.233</text:p>
          </table:table-cell>
          <table:table-cell office:value-type="float" office:value="6.79369">
            <text:p>6.79369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94.985">
            <text:p>394.985</text:p>
          </table:table-cell>
          <table:table-cell office:value-type="float" office:value="175.093">
            <text:p>175.093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11.622">
            <text:p>211.622</text:p>
          </table:table-cell>
          <table:table-cell office:value-type="float" office:value="81.1176">
            <text:p>81.1176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82.587">
            <text:p>182.587</text:p>
          </table:table-cell>
          <table:table-cell office:value-type="float" office:value="37.7813">
            <text:p>37.7813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8.142">
            <text:p>138.142</text:p>
          </table:table-cell>
          <table:table-cell office:value-type="float" office:value="225.184">
            <text:p>225.184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59.532">
            <text:p>259.532</text:p>
          </table:table-cell>
          <table:table-cell office:value-type="float" office:value="4.89523">
            <text:p>4.89523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14.311">
            <text:p>214.311</text:p>
          </table:table-cell>
          <table:table-cell office:value-type="float" office:value="195.254">
            <text:p>195.254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84.692">
            <text:p>184.692</text:p>
          </table:table-cell>
          <table:table-cell office:value-type="float" office:value="61.5494">
            <text:p>61.5494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3.964">
            <text:p>103.964</text:p>
          </table:table-cell>
          <table:table-cell office:value-type="float" office:value="55.516">
            <text:p>55.516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94.24">
            <text:p>294.24</text:p>
          </table:table-cell>
          <table:table-cell office:value-type="float" office:value="207.023">
            <text:p>207.023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86.099">
            <text:p>186.099</text:p>
          </table:table-cell>
          <table:table-cell office:value-type="float" office:value="4.56027">
            <text:p>4.56027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90.191">
            <text:p>190.191</text:p>
          </table:table-cell>
          <table:table-cell office:value-type="float" office:value="182.836">
            <text:p>182.836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37.779">
            <text:p>237.779</text:p>
          </table:table-cell>
          <table:table-cell office:value-type="float" office:value="69.8899">
            <text:p>69.8899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52.736">
            <text:p>352.736</text:p>
          </table:table-cell>
          <table:table-cell office:value-type="float" office:value="39.4018">
            <text:p>39.4018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63.932">
            <text:p>263.932</text:p>
          </table:table-cell>
          <table:table-cell office:value-type="float" office:value="223.167">
            <text:p>223.167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36.981">
            <text:p>236.981</text:p>
          </table:table-cell>
          <table:table-cell office:value-type="float" office:value="4.54378">
            <text:p>4.54378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18.593">
            <text:p>418.593</text:p>
          </table:table-cell>
          <table:table-cell office:value-type="float" office:value="155.803">
            <text:p>155.803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22.185">
            <text:p>222.185</text:p>
          </table:table-cell>
          <table:table-cell office:value-type="float" office:value="102.347">
            <text:p>102.347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81.245">
            <text:p>281.245</text:p>
          </table:table-cell>
          <table:table-cell office:value-type="float" office:value="30.7028">
            <text:p>30.7028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46.95">
            <text:p>346.95</text:p>
          </table:table-cell>
          <table:table-cell office:value-type="float" office:value="231.967">
            <text:p>231.967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95.112">
            <text:p>295.112</text:p>
          </table:table-cell>
          <table:table-cell office:value-type="float" office:value="3.46855">
            <text:p>3.46855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54.21">
            <text:p>154.21</text:p>
          </table:table-cell>
          <table:table-cell office:value-type="float" office:value="156.322">
            <text:p>156.322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43.256">
            <text:p>143.256</text:p>
          </table:table-cell>
          <table:table-cell office:value-type="float" office:value="102.914">
            <text:p>102.914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42.886">
            <text:p>242.886</text:p>
          </table:table-cell>
          <table:table-cell office:value-type="float" office:value="27.3154">
            <text:p>27.3154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97.016">
            <text:p>297.016</text:p>
          </table:table-cell>
          <table:table-cell office:value-type="float" office:value="235.144">
            <text:p>235.144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87.4">
            <text:p>287.4</text:p>
          </table:table-cell>
          <table:table-cell office:value-type="float" office:value="1.88845">
            <text:p>1.88845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91.086">
            <text:p>391.086</text:p>
          </table:table-cell>
          <table:table-cell office:value-type="float" office:value="145.962">
            <text:p>145.962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08.397">
            <text:p>308.397</text:p>
          </table:table-cell>
          <table:table-cell office:value-type="float" office:value="114.808">
            <text:p>114.808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8.735">
            <text:p>208.735</text:p>
          </table:table-cell>
          <table:table-cell office:value-type="float" office:value="16.7169">
            <text:p>16.7169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83.433">
            <text:p>183.433</text:p>
          </table:table-cell>
          <table:table-cell office:value-type="float" office:value="245.797">
            <text:p>245.797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25.86">
            <text:p>225.86</text:p>
          </table:table-cell>
          <table:table-cell office:value-type="float" office:value="0.714002">
            <text:p>0.714002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53.553">
            <text:p>253.553</text:p>
          </table:table-cell>
          <table:table-cell office:value-type="float" office:value="70.7185">
            <text:p>70.7185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99.618">
            <text:p>199.618</text:p>
          </table:table-cell>
          <table:table-cell office:value-type="float" office:value="191.376">
            <text:p>191.376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03.745">
            <text:p>203.745</text:p>
          </table:table-cell>
          <table:table-cell office:value-type="float" office:value="5.78863">
            <text:p>5.78863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63.627">
            <text:p>263.627</text:p>
          </table:table-cell>
          <table:table-cell office:value-type="float" office:value="181.299">
            <text:p>181.299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76.003">
            <text:p>276.003</text:p>
          </table:table-cell>
          <table:table-cell office:value-type="float" office:value="75.8412">
            <text:p>75.8412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07.326">
            <text:p>207.326</text:p>
          </table:table-cell>
          <table:table-cell office:value-type="float" office:value="42.1978">
            <text:p>42.1978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315.152">
            <text:p>315.152</text:p>
          </table:table-cell>
          <table:table-cell office:value-type="float" office:value="220.385">
            <text:p>220.385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4.618">
            <text:p>164.618</text:p>
          </table:table-cell>
          <table:table-cell office:value-type="float" office:value="4.16671">
            <text:p>4.16671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84.7391">
            <text:p>84.7391</text:p>
          </table:table-cell>
          <table:table-cell office:value-type="float" office:value="182.344">
            <text:p>182.344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97.5819">
            <text:p>97.5819</text:p>
          </table:table-cell>
          <table:table-cell office:value-type="float" office:value="76.3418">
            <text:p>76.3418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89.254">
            <text:p>289.254</text:p>
          </table:table-cell>
          <table:table-cell office:value-type="float" office:value="38.2542">
            <text:p>38.2542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63.242">
            <text:p>363.242</text:p>
          </table:table-cell>
          <table:table-cell office:value-type="float" office:value="220.553">
            <text:p>220.553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94.201">
            <text:p>294.201</text:p>
          </table:table-cell>
          <table:table-cell office:value-type="float" office:value="6.47155">
            <text:p>6.47155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43.069">
            <text:p>443.069</text:p>
          </table:table-cell>
          <table:table-cell office:value-type="float" office:value="179.111">
            <text:p>179.111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17.737">
            <text:p>317.737</text:p>
          </table:table-cell>
          <table:table-cell office:value-type="float" office:value="77.0428">
            <text:p>77.0428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83.949">
            <text:p>383.949</text:p>
          </table:table-cell>
          <table:table-cell office:value-type="float" office:value="31.6921">
            <text:p>31.6921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60.447">
            <text:p>460.447</text:p>
          </table:table-cell>
          <table:table-cell office:value-type="float" office:value="230.797">
            <text:p>230.797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17.148">
            <text:p>317.148</text:p>
          </table:table-cell>
          <table:table-cell office:value-type="float" office:value="0.98916">
            <text:p>0.98916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95.129">
            <text:p>295.129</text:p>
          </table:table-cell>
          <table:table-cell office:value-type="float" office:value="114.053">
            <text:p>114.053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78.661">
            <text:p>278.661</text:p>
          </table:table-cell>
          <table:table-cell office:value-type="float" office:value="147.655">
            <text:p>147.655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31.677">
            <text:p>231.677</text:p>
          </table:table-cell>
          <table:table-cell office:value-type="float" office:value="14.8672">
            <text:p>14.8672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40.203">
            <text:p>340.203</text:p>
          </table:table-cell>
          <table:table-cell office:value-type="float" office:value="221.534">
            <text:p>221.534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68.615">
            <text:p>168.615</text:p>
          </table:table-cell>
          <table:table-cell office:value-type="float" office:value="26.5459">
            <text:p>26.5459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53.611">
            <text:p>253.611</text:p>
          </table:table-cell>
          <table:table-cell office:value-type="float" office:value="30.8185">
            <text:p>30.8185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09.368">
            <text:p>309.368</text:p>
          </table:table-cell>
          <table:table-cell office:value-type="float" office:value="231.546">
            <text:p>231.546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06.459">
            <text:p>206.459</text:p>
          </table:table-cell>
          <table:table-cell office:value-type="float" office:value="1.63273">
            <text:p>1.63273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24.466">
            <text:p>524.466</text:p>
          </table:table-cell>
          <table:table-cell office:value-type="float" office:value="151.34">
            <text:p>151.34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529.933">
            <text:p>529.933</text:p>
          </table:table-cell>
          <table:table-cell office:value-type="float" office:value="109.693">
            <text:p>109.693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71.239">
            <text:p>471.239</text:p>
          </table:table-cell>
          <table:table-cell office:value-type="float" office:value="26.4633">
            <text:p>26.4633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345.441">
            <text:p>345.441</text:p>
          </table:table-cell>
          <table:table-cell office:value-type="float" office:value="127.161">
            <text:p>127.161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79.074">
            <text:p>379.074</text:p>
          </table:table-cell>
          <table:table-cell office:value-type="float" office:value="109.121">
            <text:p>109.121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66.454">
            <text:p>266.454</text:p>
          </table:table-cell>
          <table:table-cell office:value-type="float" office:value="12.9384">
            <text:p>12.9384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02.13">
            <text:p>202.13</text:p>
          </table:table-cell>
          <table:table-cell office:value-type="float" office:value="249.581">
            <text:p>249.581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08.42">
            <text:p>208.42</text:p>
          </table:table-cell>
          <table:table-cell office:value-type="float" office:value="1.19738">
            <text:p>1.19738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81.61">
            <text:p>281.61</text:p>
          </table:table-cell>
          <table:table-cell office:value-type="float" office:value="91.6567">
            <text:p>91.6567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75.0463">
            <text:p>75.0463</text:p>
          </table:table-cell>
          <table:table-cell office:value-type="float" office:value="169.936">
            <text:p>169.936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6.8285">
            <text:p>86.8285</text:p>
          </table:table-cell>
          <table:table-cell office:value-type="float" office:value="11.0122">
            <text:p>11.0122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306.633">
            <text:p>306.633</text:p>
          </table:table-cell>
          <table:table-cell office:value-type="float" office:value="251.499">
            <text:p>251.499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48.534">
            <text:p>248.534</text:p>
          </table:table-cell>
          <table:table-cell office:value-type="float" office:value="0.707119">
            <text:p>0.707119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39.356">
            <text:p>139.356</text:p>
          </table:table-cell>
          <table:table-cell office:value-type="float" office:value="80.8073">
            <text:p>80.8073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50.556">
            <text:p>150.556</text:p>
          </table:table-cell>
          <table:table-cell office:value-type="float" office:value="181.188">
            <text:p>181.188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59.829">
            <text:p>159.829</text:p>
          </table:table-cell>
          <table:table-cell office:value-type="float" office:value="1.80117">
            <text:p>1.80117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37.063">
            <text:p>237.063</text:p>
          </table:table-cell>
          <table:table-cell office:value-type="float" office:value="97.4735">
            <text:p>97.4735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14">
            <text:p>214</text:p>
          </table:table-cell>
          <table:table-cell office:value-type="float" office:value="163.42">
            <text:p>163.42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87.502">
            <text:p>187.502</text:p>
          </table:table-cell>
          <table:table-cell office:value-type="float" office:value="3.89365">
            <text:p>3.89365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60.186">
            <text:p>160.186</text:p>
          </table:table-cell>
          <table:table-cell office:value-type="float" office:value="116.722">
            <text:p>116.722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39.631">
            <text:p>239.631</text:p>
          </table:table-cell>
          <table:table-cell office:value-type="float" office:value="142.052">
            <text:p>142.052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97.396">
            <text:p>297.396</text:p>
          </table:table-cell>
          <table:table-cell office:value-type="float" office:value="7.27294">
            <text:p>7.27294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22.896">
            <text:p>222.896</text:p>
          </table:table-cell>
          <table:table-cell office:value-type="float" office:value="155.587">
            <text:p>155.587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303.422">
            <text:p>303.422</text:p>
          </table:table-cell>
          <table:table-cell office:value-type="float" office:value="99.7748">
            <text:p>99.7748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334.276">
            <text:p>334.276</text:p>
          </table:table-cell>
          <table:table-cell office:value-type="float" office:value="11.2937">
            <text:p>11.2937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73.849">
            <text:p>273.849</text:p>
          </table:table-cell>
          <table:table-cell office:value-type="float" office:value="176.981">
            <text:p>176.981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319.247">
            <text:p>319.247</text:p>
          </table:table-cell>
          <table:table-cell office:value-type="float" office:value="74.2614">
            <text:p>74.2614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339.827">
            <text:p>339.827</text:p>
          </table:table-cell>
          <table:table-cell office:value-type="float" office:value="26.8691">
            <text:p>26.8691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00.425">
            <text:p>100.425</text:p>
          </table:table-cell>
          <table:table-cell office:value-type="float" office:value="151.413">
            <text:p>151.413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17.594">
            <text:p>217.594</text:p>
          </table:table-cell>
          <table:table-cell office:value-type="float" office:value="84.3417">
            <text:p>84.3417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69.976">
            <text:p>269.976</text:p>
          </table:table-cell>
          <table:table-cell office:value-type="float" office:value="22.5581">
            <text:p>22.5581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76.061">
            <text:p>176.061</text:p>
          </table:table-cell>
          <table:table-cell office:value-type="float" office:value="188.144">
            <text:p>188.144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26.527">
            <text:p>226.527</text:p>
          </table:table-cell>
          <table:table-cell office:value-type="float" office:value="51.9555">
            <text:p>51.9555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23.688">
            <text:p>123.688</text:p>
          </table:table-cell>
          <table:table-cell office:value-type="float" office:value="35.3363">
            <text:p>35.3363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2.0065">
            <text:p>22.0065</text:p>
          </table:table-cell>
          <table:table-cell office:value-type="float" office:value="187.232">
            <text:p>187.232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18.565">
            <text:p>118.565</text:p>
          </table:table-cell>
          <table:table-cell office:value-type="float" office:value="40.2479">
            <text:p>40.2479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58.329">
            <text:p>258.329</text:p>
          </table:table-cell>
          <table:table-cell office:value-type="float" office:value="33.4214">
            <text:p>33.4214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313.162">
            <text:p>313.162</text:p>
          </table:table-cell>
          <table:table-cell office:value-type="float" office:value="226.453">
            <text:p>226.453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66.863">
            <text:p>266.863</text:p>
          </table:table-cell>
          <table:table-cell office:value-type="float" office:value="3.09088">
            <text:p>3.09088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39.6616">
            <text:p>39.6616</text:p>
          </table:table-cell>
          <table:table-cell office:value-type="float" office:value="62.386">
            <text:p>62.386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27.102">
            <text:p>327.102</text:p>
          </table:table-cell>
          <table:table-cell office:value-type="float" office:value="125.873">
            <text:p>125.873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436.875">
            <text:p>436.875</text:p>
          </table:table-cell>
          <table:table-cell office:value-type="float" office:value="73.8327">
            <text:p>73.8327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341.129">
            <text:p>341.129</text:p>
          </table:table-cell>
          <table:table-cell office:value-type="float" office:value="23.3711">
            <text:p>23.3711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35.122">
            <text:p>235.122</text:p>
          </table:table-cell>
          <table:table-cell office:value-type="float" office:value="132.721">
            <text:p>132.721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361.437">
            <text:p>361.437</text:p>
          </table:table-cell>
          <table:table-cell office:value-type="float" office:value="106.55">
            <text:p>106.55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475.45">
            <text:p>475.45</text:p>
          </table:table-cell>
          <table:table-cell office:value-type="float" office:value="12.8713">
            <text:p>12.8713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63.98">
            <text:p>263.98</text:p>
          </table:table-cell>
          <table:table-cell office:value-type="float" office:value="167.317">
            <text:p>167.317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450.377">
            <text:p>450.377</text:p>
          </table:table-cell>
          <table:table-cell office:value-type="float" office:value="82.4262">
            <text:p>82.4262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393.977">
            <text:p>393.977</text:p>
          </table:table-cell>
          <table:table-cell office:value-type="float" office:value="2.34001">
            <text:p>2.34001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356.871">
            <text:p>356.871</text:p>
          </table:table-cell>
          <table:table-cell office:value-type="float" office:value="139.375">
            <text:p>139.375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390.926">
            <text:p>390.926</text:p>
          </table:table-cell>
          <table:table-cell office:value-type="float" office:value="121.059">
            <text:p>121.059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597.064">
            <text:p>597.064</text:p>
          </table:table-cell>
          <table:table-cell office:value-type="float" office:value="9.59879">
            <text:p>9.59879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626.907">
            <text:p>626.907</text:p>
          </table:table-cell>
          <table:table-cell office:value-type="float" office:value="134.377">
            <text:p>134.377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494.27">
            <text:p>494.27</text:p>
          </table:table-cell>
          <table:table-cell office:value-type="float" office:value="118.79">
            <text:p>118.79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30.046">
            <text:p>230.046</text:p>
          </table:table-cell>
          <table:table-cell office:value-type="float" office:value="2.73101">
            <text:p>2.73101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401.851">
            <text:p>401.851</text:p>
          </table:table-cell>
          <table:table-cell office:value-type="float" office:value="118.189">
            <text:p>118.189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08.757">
            <text:p>208.757</text:p>
          </table:table-cell>
          <table:table-cell office:value-type="float" office:value="141.759">
            <text:p>141.759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52.435">
            <text:p>152.435</text:p>
          </table:table-cell>
          <table:table-cell office:value-type="float" office:value="3.68625">
            <text:p>3.68625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31.74">
            <text:p>131.74</text:p>
          </table:table-cell>
          <table:table-cell office:value-type="float" office:value="114.69">
            <text:p>114.69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33.3972">
            <text:p>33.3972</text:p>
          </table:table-cell>
          <table:table-cell office:value-type="float" office:value="144.286">
            <text:p>144.286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.17657">
            <text:p>1.17657</text:p>
          </table:table-cell>
          <table:table-cell office:value-type="float" office:value="5.9541">
            <text:p>5.9541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1.1804">
            <text:p>21.1804</text:p>
          </table:table-cell>
          <table:table-cell office:value-type="float" office:value="143.526">
            <text:p>143.526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49.3597">
            <text:p>49.3597</text:p>
          </table:table-cell>
          <table:table-cell office:value-type="float" office:value="113.161">
            <text:p>113.161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8.96459">
            <text:p>8.96459</text:p>
          </table:table-cell>
          <table:table-cell office:value-type="float" office:value="12.7232">
            <text:p>12.7232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.16271">
            <text:p>2.16271</text:p>
          </table:table-cell>
          <table:table-cell office:value-type="float" office:value="199.137">
            <text:p>199.137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5.4278">
            <text:p>15.4278</text:p>
          </table:table-cell>
          <table:table-cell office:value-type="float" office:value="50.8966">
            <text:p>50.8966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float" office:value="45.952">
            <text:p>45.952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/>
          <table:table-cell office:value-type="float" office:value="216.425">
            <text:p>216.425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/>
          <table:table-cell office:value-type="float" office:value="0.981575">
            <text:p>0.981575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/>
          <table:table-cell office:value-type="float" office:value="102.386">
            <text:p>102.386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/>
          <table:table-cell office:value-type="float" office:value="159.306">
            <text:p>159.306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/>
          <table:table-cell office:value-type="float" office:value="1.61289">
            <text:p>1.61289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/>
          <table:table-cell office:value-type="float" office:value="115.777">
            <text:p>115.777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/>
          <table:table-cell office:value-type="float" office:value="145.284">
            <text:p>145.284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/>
          <table:table-cell office:value-type="float" office:value="7.04294">
            <text:p>7.04294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/>
          <table:table-cell office:value-type="float" office:value="169.375">
            <text:p>169.375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/>
          <table:table-cell office:value-type="float" office:value="86.2107">
            <text:p>86.2107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/>
          <table:table-cell office:value-type="float" office:value="20.5571">
            <text:p>20.5571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/>
          <table:table-cell office:value-type="float" office:value="197.258">
            <text:p>197.258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/>
          <table:table-cell office:value-type="float" office:value="45.192">
            <text:p>45.192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/>
          <table:table-cell office:value-type="float" office:value="39.3766">
            <text:p>39.3766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/>
          <table:table-cell office:value-type="float" office:value="220.088">
            <text:p>220.088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/>
          <table:table-cell office:value-type="float" office:value="3.52203">
            <text:p>3.52203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/>
          <table:table-cell office:value-type="float" office:value="68.7369">
            <text:p>68.7369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/>
          <table:table-cell office:value-type="float" office:value="193.335">
            <text:p>193.335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/>
          <table:table-cell office:value-type="float" office:value="2.74779">
            <text:p>2.74779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/>
          <table:table-cell office:value-type="float" office:value="138.579">
            <text:p>138.579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/>
          <table:table-cell office:value-type="float" office:value="121.33">
            <text:p>121.33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/>
          <table:table-cell office:value-type="float" office:value="10.275">
            <text:p>10.275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/>
          <table:table-cell office:value-type="float" office:value="180.776">
            <text:p>180.776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/>
          <table:table-cell office:value-type="float" office:value="71.5648">
            <text:p>71.5648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/>
          <table:table-cell office:value-type="float" office:value="28.8111">
            <text:p>28.8111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/>
          <table:table-cell office:value-type="float" office:value="217.676">
            <text:p>217.676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/>
          <table:table-cell office:value-type="float" office:value="16.7403">
            <text:p>16.7403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/>
          <table:table-cell office:value-type="float" office:value="51.9947">
            <text:p>51.9947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/>
          <table:table-cell office:value-type="float" office:value="210.054">
            <text:p>210.054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/>
          <table:table-cell office:value-type="float" office:value="1.34753">
            <text:p>1.34753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/>
          <table:table-cell office:value-type="float" office:value="81.8011">
            <text:p>81.8011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/>
          <table:table-cell office:value-type="float" office:value="158.45">
            <text:p>158.45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/>
          <table:table-cell office:value-type="float" office:value="21.4943">
            <text:p>21.4943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/>
          <table:table-cell office:value-type="float" office:value="52.9965">
            <text:p>52.9965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/>
          <table:table-cell office:value-type="float" office:value="208.979">
            <text:p>208.979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/>
          <table:table-cell office:value-type="float" office:value="1.28239">
            <text:p>1.28239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/>
          <table:table-cell office:value-type="float" office:value="110.419">
            <text:p>110.419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/>
          <table:table-cell office:value-type="float" office:value="150.972">
            <text:p>150.972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/>
          <table:table-cell office:value-type="float" office:value="5.97484">
            <text:p>5.97484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/>
          <table:table-cell office:value-type="float" office:value="142.78">
            <text:p>142.78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/>
          <table:table-cell office:value-type="float" office:value="113.882">
            <text:p>113.882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/>
          <table:table-cell office:value-type="float" office:value="13.3208">
            <text:p>13.3208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/>
          <table:table-cell office:value-type="float" office:value="195.976">
            <text:p>195.976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/>
          <table:table-cell office:value-type="float" office:value="53.4271">
            <text:p>53.4271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/>
          <table:table-cell office:value-type="float" office:value="38.0464">
            <text:p>38.0464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/>
          <table:table-cell office:value-type="float" office:value="224.354">
            <text:p>224.354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/>
          <table:table-cell office:value-type="float" office:value="0.713834">
            <text:p>0.713834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/>
          <table:table-cell office:value-type="float" office:value="80.7145">
            <text:p>80.7145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/>
          <table:table-cell office:value-type="float" office:value="181.356">
            <text:p>181.356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/>
          <table:table-cell office:value-type="float" office:value="2.80761">
            <text:p>2.80761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/>
          <table:table-cell office:value-type="float" office:value="110.094">
            <text:p>110.094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/>
          <table:table-cell office:value-type="float" office:value="149.767">
            <text:p>149.767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/>
          <table:table-cell office:value-type="float" office:value="1.28254">
            <text:p>1.28254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/>
          <table:table-cell office:value-type="float" office:value="111.65">
            <text:p>111.65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/>
          <table:table-cell office:value-type="float" office:value="149.735">
            <text:p>149.735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/>
          <table:table-cell office:value-type="float" office:value="2.20641">
            <text:p>2.20641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/>
          <table:table-cell office:value-type="float" office:value="98.3209">
            <text:p>98.3209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/>
          <table:table-cell office:value-type="float" office:value="162.262">
            <text:p>162.262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/>
          <table:table-cell office:value-type="float" office:value="5.22564">
            <text:p>5.22564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/>
          <table:table-cell office:value-type="float" office:value="126.012">
            <text:p>126.012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/>
          <table:table-cell office:value-type="float" office:value="131.426">
            <text:p>131.426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/>
          <table:table-cell office:value-type="float" office:value="8.48995">
            <text:p>8.48995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/>
          <table:table-cell office:value-type="float" office:value="131.375">
            <text:p>131.375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/>
          <table:table-cell office:value-type="float" office:value="122.764">
            <text:p>122.764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/>
          <table:table-cell office:value-type="float" office:value="3.7497">
            <text:p>3.7497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/>
          <table:table-cell office:value-type="float" office:value="109.213">
            <text:p>109.213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/>
          <table:table-cell office:value-type="float" office:value="149.705">
            <text:p>149.705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/>
          <table:table-cell office:value-type="float" office:value="1.25776">
            <text:p>1.25776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/>
          <table:table-cell office:value-type="float" office:value="85.5199">
            <text:p>85.5199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/>
          <table:table-cell office:value-type="float" office:value="155.75">
            <text:p>155.75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/>
          <table:table-cell office:value-type="float" office:value="20.4098">
            <text:p>20.4098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/>
          <table:table-cell office:value-type="float" office:value="38.3196">
            <text:p>38.3196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/>
          <table:table-cell office:value-type="float" office:value="211.986">
            <text:p>211.986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/>
          <table:table-cell office:value-type="float" office:value="12.2361">
            <text:p>12.2361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/>
          <table:table-cell office:value-type="float" office:value="38.3549">
            <text:p>38.3549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/>
          <table:table-cell office:value-type="float" office:value="223.749">
            <text:p>223.749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/>
          <table:table-cell office:value-type="float" office:value="0.703314">
            <text:p>0.703314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/>
          <table:table-cell office:value-type="float" office:value="80.0188">
            <text:p>80.0188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/>
          <table:table-cell office:value-type="float" office:value="158.862">
            <text:p>158.862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/>
          <table:table-cell office:value-type="float" office:value="23.6476">
            <text:p>23.6476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/>
          <table:table-cell office:value-type="float" office:value="44.7565">
            <text:p>44.7565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/>
          <table:table-cell office:value-type="float" office:value="217.438">
            <text:p>217.438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/>
          <table:table-cell office:value-type="float" office:value="0.666672">
            <text:p>0.666672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/>
          <table:table-cell office:value-type="float" office:value="72.19">
            <text:p>72.19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/>
          <table:table-cell office:value-type="float" office:value="189.86">
            <text:p>189.86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/>
          <table:table-cell office:value-type="float" office:value="2.53323">
            <text:p>2.53323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/>
          <table:table-cell office:value-type="float" office:value="104.995">
            <text:p>104.995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/>
          <table:table-cell office:value-type="float" office:value="155.16">
            <text:p>155.16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/>
          <table:table-cell office:value-type="float" office:value="1.12598">
            <text:p>1.12598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/>
          <table:table-cell office:value-type="float" office:value="75.6053">
            <text:p>75.6053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/>
          <table:table-cell office:value-type="float" office:value="185.979">
            <text:p>185.979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/>
          <table:table-cell office:value-type="float" office:value="0.704558">
            <text:p>0.704558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/>
          <table:table-cell office:value-type="float" office:value="60.5685">
            <text:p>60.5685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/>
          <table:table-cell office:value-type="float" office:value="99.4799">
            <text:p>99.4799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/>
          <table:table-cell office:value-type="float" office:value="101.878">
            <text:p>101.878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/>
          <table:table-cell office:value-type="float" office:value="1.28239">
            <text:p>1.28239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/>
          <table:table-cell office:value-type="float" office:value="89.3002">
            <text:p>89.3002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/>
          <table:table-cell office:value-type="float" office:value="74.9457">
            <text:p>74.9457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/>
          <table:table-cell office:value-type="float" office:value="97.0936">
            <text:p>97.0936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/>
          <table:table-cell office:value-type="float" office:value="0.709184">
            <text:p>0.709184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/>
          <table:table-cell office:value-type="float" office:value="77.7881">
            <text:p>77.7881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/>
          <table:table-cell office:value-type="float" office:value="184.206">
            <text:p>184.206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/>
          <table:table-cell office:value-type="float" office:value="3.45559">
            <text:p>3.45559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/>
          <table:table-cell office:value-type="float" office:value="103.619">
            <text:p>103.619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/>
          <table:table-cell office:value-type="float" office:value="107.271">
            <text:p>107.271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/>
          <table:table-cell office:value-type="float" office:value="48.361">
            <text:p>48.361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/>
          <table:table-cell office:value-type="float" office:value="23.0306">
            <text:p>23.0306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/>
          <table:table-cell office:value-type="float" office:value="85.2744">
            <text:p>85.2744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/>
          <table:table-cell office:value-type="float" office:value="138.619">
            <text:p>138.619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/>
          <table:table-cell office:value-type="float" office:value="15.8415">
            <text:p>15.8415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/>
          <table:table-cell office:value-type="float" office:value="48.7602">
            <text:p>48.7602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/>
          <table:table-cell office:value-type="float" office:value="143.143">
            <text:p>143.143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/>
          <table:table-cell office:value-type="float" office:value="70.6966">
            <text:p>70.6966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/>
          <table:table-cell office:value-type="float" office:value="5.59642">
            <text:p>5.59642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/>
          <table:table-cell office:value-type="float" office:value="75.3695">
            <text:p>75.3695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/>
          <table:table-cell office:value-type="float" office:value="160.268">
            <text:p>160.268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/>
          <table:table-cell office:value-type="float" office:value="21.6534">
            <text:p>21.6534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/>
          <table:table-cell office:value-type="float" office:value="39.7917">
            <text:p>39.7917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/>
          <table:table-cell office:value-type="float" office:value="134.11">
            <text:p>134.11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/>
          <table:table-cell office:value-type="float" office:value="88.6996">
            <text:p>88.6996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/>
          <table:table-cell office:value-type="float" office:value="4.56602">
            <text:p>4.56602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/>
          <table:table-cell office:value-type="float" office:value="108.203">
            <text:p>108.203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/>
          <table:table-cell office:value-type="float" office:value="138.378">
            <text:p>138.378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/>
          <table:table-cell office:value-type="float" office:value="12.0519">
            <text:p>12.0519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/>
          <table:table-cell office:value-type="float" office:value="59.8125">
            <text:p>59.8125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/>
          <table:table-cell office:value-type="float" office:value="143.834">
            <text:p>143.834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/>
          <table:table-cell office:value-type="float" office:value="58.6762">
            <text:p>58.6762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/>
          <table:table-cell office:value-type="float" office:value="7.52047">
            <text:p>7.52047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/>
          <table:table-cell office:value-type="float" office:value="69.5965">
            <text:p>69.5965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/>
          <table:table-cell office:value-type="float" office:value="117.017">
            <text:p>117.017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/>
          <table:table-cell office:value-type="float" office:value="68.5028">
            <text:p>68.5028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/>
          <table:table-cell office:value-type="float" office:value="3.49525">
            <text:p>3.49525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/>
          <table:table-cell office:value-type="float" office:value="100.526">
            <text:p>100.526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/>
          <table:table-cell office:value-type="float" office:value="136.988">
            <text:p>136.988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/>
          <table:table-cell office:value-type="float" office:value="21.925">
            <text:p>21.925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/>
          <table:table-cell office:value-type="float" office:value="37.3567">
            <text:p>37.3567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/>
          <table:table-cell office:value-type="float" office:value="120.426">
            <text:p>120.426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/>
          <table:table-cell office:value-type="float" office:value="104.559">
            <text:p>104.559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/>
          <table:table-cell office:value-type="float" office:value="0.907573">
            <text:p>0.907573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/>
          <table:table-cell office:value-type="float" office:value="87.9042">
            <text:p>87.9042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/>
          <table:table-cell office:value-type="float" office:value="94.9539">
            <text:p>94.9539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/>
          <table:table-cell office:value-type="float" office:value="78.8486">
            <text:p>78.8486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/>
          <table:table-cell office:value-type="float" office:value="7.72761">
            <text:p>7.72761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/>
          <table:table-cell office:value-type="float" office:value="119.156">
            <text:p>119.156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/>
          <table:table-cell office:value-type="float" office:value="134.404">
            <text:p>134.404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/>
          <table:table-cell office:value-type="float" office:value="1.93918">
            <text:p>1.93918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/>
          <table:table-cell office:value-type="float" office:value="65.5203">
            <text:p>65.5203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/>
          <table:table-cell office:value-type="float" office:value="153.112">
            <text:p>153.112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/>
          <table:table-cell office:value-type="float" office:value="43.4169">
            <text:p>43.4169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/>
          <table:table-cell office:value-type="float" office:value="21.8839">
            <text:p>21.8839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/>
          <table:table-cell office:value-type="float" office:value="157.498">
            <text:p>157.498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/>
          <table:table-cell office:value-type="float" office:value="83.2185">
            <text:p>83.2185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/>
          <table:table-cell office:value-type="float" office:value="2.71098">
            <text:p>2.71098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/>
          <table:table-cell office:value-type="float" office:value="94.6597">
            <text:p>94.6597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/>
          <table:table-cell office:value-type="float" office:value="109.797">
            <text:p>109.797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/>
          <table:table-cell office:value-type="float" office:value="55.4492">
            <text:p>55.4492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/>
          <table:table-cell office:value-type="float" office:value="18.8991">
            <text:p>18.8991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/>
          <table:table-cell office:value-type="float" office:value="81.1829">
            <text:p>81.1829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/>
          <table:table-cell office:value-type="float" office:value="138.783">
            <text:p>138.783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/>
          <table:table-cell office:value-type="float" office:value="23.9602">
            <text:p>23.9602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/>
          <table:table-cell office:value-type="float" office:value="44.5982">
            <text:p>44.5982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/>
          <table:table-cell office:value-type="float" office:value="118.782">
            <text:p>118.782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/>
          <table:table-cell office:value-type="float" office:value="98.987">
            <text:p>98.987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/>
          <table:table-cell office:value-type="float" office:value="0.158875">
            <text:p>0.158875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/>
          <table:table-cell office:value-type="float" office:value="40.291">
            <text:p>40.291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/>
          <table:table-cell office:value-type="float" office:value="130.244">
            <text:p>130.244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/>
          <table:table-cell office:value-type="float" office:value="72.3113">
            <text:p>72.3113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/>
          <table:table-cell office:value-type="float" office:value="19.6746">
            <text:p>19.6746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/>
          <table:table-cell office:value-type="float" office:value="49.2822">
            <text:p>49.2822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/>
          <table:table-cell office:value-type="float" office:value="93.5194">
            <text:p>93.5194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/>
          <table:table-cell office:value-type="float" office:value="105.523">
            <text:p>105.523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/>
          <table:table-cell office:value-type="float" office:value="14.2296">
            <text:p>14.2296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/>
          <table:table-cell office:value-type="float" office:value="47.2467">
            <text:p>47.2467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/>
          <table:table-cell office:value-type="float" office:value="139.854">
            <text:p>139.854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/>
          <table:table-cell office:value-type="float" office:value="75.152">
            <text:p>75.152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/>
          <table:table-cell office:value-type="float" office:value="6.44797">
            <text:p>6.44797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/>
          <table:table-cell office:value-type="float" office:value="54.8704">
            <text:p>54.8704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/>
          <table:table-cell office:value-type="float" office:value="148.416">
            <text:p>148.416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/>
          <table:table-cell office:value-type="float" office:value="52.7633">
            <text:p>52.7633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/>
          <table:table-cell office:value-type="float" office:value="17.8171">
            <text:p>17.8171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/>
          <table:table-cell office:value-type="float" office:value="132.041">
            <text:p>132.041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/>
          <table:table-cell office:value-type="float" office:value="41.4717">
            <text:p>41.4717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/>
          <table:table-cell office:value-type="float" office:value="71.3155">
            <text:p>71.3155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/>
          <table:table-cell office:value-type="float" office:value="3.48255">
            <text:p>3.48255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/>
          <table:table-cell office:value-type="float" office:value="86.5101">
            <text:p>86.5101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/>
          <table:table-cell office:value-type="float" office:value="148.973">
            <text:p>148.973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/>
          <table:table-cell office:value-type="float" office:value="23.7601">
            <text:p>23.7601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/>
          <table:table-cell office:value-type="float" office:value="40.8478">
            <text:p>40.8478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/>
          <table:table-cell office:value-type="float" office:value="151.135">
            <text:p>151.135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/>
          <table:table-cell office:value-type="float" office:value="70.685">
            <text:p>70.685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/>
          <table:table-cell office:value-type="float" office:value="10.2992">
            <text:p>10.2992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/>
          <table:table-cell office:value-type="float" office:value="110.206">
            <text:p>110.206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/>
          <table:table-cell office:value-type="float" office:value="65.8824">
            <text:p>65.8824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/>
          <table:table-cell office:value-type="float" office:value="76.2093">
            <text:p>76.2093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/>
          <table:table-cell office:value-type="float" office:value="6.56928">
            <text:p>6.56928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/>
          <table:table-cell office:value-type="float" office:value="97.7034">
            <text:p>97.7034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/>
          <table:table-cell office:value-type="float" office:value="113.933">
            <text:p>113.933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/>
          <table:table-cell office:value-type="float" office:value="44.0397">
            <text:p>44.0397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/>
          <table:table-cell office:value-type="float" office:value="18.3678">
            <text:p>18.3678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/>
          <table:table-cell office:value-type="float" office:value="187.351">
            <text:p>187.351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/>
          <table:table-cell office:value-type="float" office:value="56.8669">
            <text:p>56.8669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/>
          <table:table-cell office:value-type="float" office:value="6.22036">
            <text:p>6.22036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/>
          <table:table-cell office:value-type="float" office:value="152.961">
            <text:p>152.961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/>
          <table:table-cell office:value-type="float" office:value="103.45">
            <text:p>103.45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/>
          <table:table-cell office:value-type="float" office:value="10.4245">
            <text:p>10.4245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/>
          <table:table-cell office:value-type="float" office:value="162.951">
            <text:p>162.951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/>
          <table:table-cell office:value-type="float" office:value="89.2606">
            <text:p>89.2606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/>
          <table:table-cell office:value-type="float" office:value="17.7519">
            <text:p>17.7519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/>
          <table:table-cell office:value-type="float" office:value="197.435">
            <text:p>197.435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/>
          <table:table-cell office:value-type="float" office:value="47.6839">
            <text:p>47.6839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/>
          <table:table-cell office:value-type="float" office:value="39.6342">
            <text:p>39.6342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/>
          <table:table-cell office:value-type="float" office:value="171.606">
            <text:p>171.606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/>
          <table:table-cell office:value-type="float" office:value="51.073">
            <text:p>51.073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/>
          <table:table-cell office:value-type="float" office:value="19.527">
            <text:p>19.527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/>
          <table:table-cell office:value-type="float" office:value="171.76">
            <text:p>171.76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/>
          <table:table-cell office:value-type="float" office:value="71.3218">
            <text:p>71.3218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/>
          <table:table-cell office:value-type="float" office:value="18.265">
            <text:p>18.265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/>
          <table:table-cell office:value-type="float" office:value="193.793">
            <text:p>193.793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/>
          <table:table-cell office:value-type="float" office:value="50.6441">
            <text:p>50.6441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/>
          <table:table-cell office:value-type="float" office:value="36.0748">
            <text:p>36.0748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/>
          <table:table-cell office:value-type="float" office:value="183.134">
            <text:p>183.134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/>
          <table:table-cell office:value-type="float" office:value="43.5404">
            <text:p>43.5404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/>
          <table:table-cell office:value-type="float" office:value="40.5418">
            <text:p>40.5418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/>
          <table:table-cell office:value-type="float" office:value="141.566">
            <text:p>141.566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/>
          <table:table-cell office:value-type="float" office:value="80.5009">
            <text:p>80.5009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/>
          <table:table-cell office:value-type="float" office:value="4.14754">
            <text:p>4.14754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/>
          <table:table-cell office:value-type="float" office:value="93.2039">
            <text:p>93.2039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/>
          <table:table-cell office:value-type="float" office:value="127.645">
            <text:p>127.645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/>
          <table:table-cell office:value-type="float" office:value="37.6456">
            <text:p>37.6456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/>
          <table:table-cell office:value-type="float" office:value="35.0393">
            <text:p>35.0393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/>
          <table:table-cell office:value-type="float" office:value="197.444">
            <text:p>197.444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/>
          <table:table-cell office:value-type="float" office:value="30.2556">
            <text:p>30.2556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/>
          <table:table-cell office:value-type="float" office:value="10.1512">
            <text:p>10.1512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/>
          <table:table-cell office:value-type="float" office:value="97.8805">
            <text:p>97.8805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/>
          <table:table-cell office:value-type="float" office:value="140.044">
            <text:p>140.044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/>
          <table:table-cell office:value-type="float" office:value="14.7558">
            <text:p>14.7558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/>
          <table:table-cell office:value-type="float" office:value="74.0584">
            <text:p>74.0584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/>
          <table:table-cell office:value-type="float" office:value="150.818">
            <text:p>150.818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/>
          <table:table-cell office:value-type="float" office:value="37.584">
            <text:p>37.584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/>
          <table:table-cell office:value-type="float" office:value="18.4645">
            <text:p>18.4645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/>
          <table:table-cell office:value-type="float" office:value="53.8533">
            <text:p>53.8533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/>
          <table:table-cell office:value-type="float" office:value="59.2331">
            <text:p>59.2331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/>
          <table:table-cell office:value-type="float" office:value="59.7751">
            <text:p>59.7751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/>
          <table:table-cell office:value-type="float" office:value="61.4102">
            <text:p>61.4102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/>
          <table:table-cell office:value-type="float" office:value="8.56954">
            <text:p>8.56954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/>
          <table:table-cell office:value-type="float" office:value="63.3105">
            <text:p>63.3105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/>
          <table:table-cell office:value-type="float" office:value="173.022">
            <text:p>173.022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/>
          <table:table-cell office:value-type="float" office:value="25.991">
            <text:p>25.991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/>
          <table:table-cell office:value-type="float" office:value="38.5873">
            <text:p>38.5873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/>
          <table:table-cell office:value-type="float" office:value="177.321">
            <text:p>177.321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/>
          <table:table-cell office:value-type="float" office:value="45.6413">
            <text:p>45.6413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/>
          <table:table-cell office:value-type="float" office:value="20.5819">
            <text:p>20.5819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/>
          <table:table-cell office:value-type="float" office:value="46.1832">
            <text:p>46.1832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/>
          <table:table-cell office:value-type="float" office:value="45.8849">
            <text:p>45.8849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/>
          <table:table-cell office:value-type="float" office:value="47.8237">
            <text:p>47.8237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/>
          <table:table-cell office:value-type="float" office:value="51.5741">
            <text:p>51.5741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/>
          <table:table-cell office:value-type="float" office:value="50.5902">
            <text:p>50.5902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/>
          <table:table-cell office:value-type="float" office:value="1.88571">
            <text:p>1.88571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/>
          <table:table-cell office:value-type="float" office:value="79.6224">
            <text:p>79.6224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/>
          <table:table-cell office:value-type="float" office:value="168.46">
            <text:p>168.46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/>
          <table:table-cell office:value-type="float" office:value="13.2785">
            <text:p>13.2785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/>
          <table:table-cell office:value-type="float" office:value="66.6033">
            <text:p>66.6033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/>
          <table:table-cell office:value-type="float" office:value="122.694">
            <text:p>122.694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/>
          <table:table-cell office:value-type="float" office:value="72.8745">
            <text:p>72.8745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/>
          <table:table-cell office:value-type="float" office:value="1.29184">
            <text:p>1.29184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/>
          <table:table-cell office:value-type="float" office:value="39.268">
            <text:p>39.268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/>
          <table:table-cell office:value-type="float" office:value="46.1903">
            <text:p>46.1903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/>
          <table:table-cell office:value-type="float" office:value="47.902">
            <text:p>47.902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/>
          <table:table-cell office:value-type="float" office:value="35.717">
            <text:p>35.717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/>
          <table:table-cell office:value-type="float" office:value="56.5178">
            <text:p>56.5178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/>
          <table:table-cell office:value-type="float" office:value="35.8852">
            <text:p>35.8852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/>
          <table:table-cell office:value-type="float" office:value="7.35862">
            <text:p>7.35862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/>
          <table:table-cell office:value-type="float" office:value="127.169">
            <text:p>127.169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/>
          <table:table-cell office:value-type="float" office:value="81.5001">
            <text:p>81.5001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/>
          <table:table-cell office:value-type="float" office:value="46.636">
            <text:p>46.636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/>
          <table:table-cell office:value-type="float" office:value="22.6909">
            <text:p>22.6909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/>
          <table:table-cell office:value-type="float" office:value="164.057">
            <text:p>164.057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/>
          <table:table-cell office:value-type="float" office:value="75.7521">
            <text:p>75.7521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/>
          <table:table-cell office:value-type="float" office:value="0.00156328">
            <text:p>0.00156328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/>
          <table:table-cell office:value-type="float" office:value="0.00262952">
            <text:p>0.00262952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 table:number-rows-repeated="104813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03T18:44:14</dc:date>
    <meta:generator>LibreOffice/3.5$Linux_X86_64 LibreOffice_project/350m1$Build-2</meta:generator>
    <meta:editing-duration>PT7M44S</meta:editing-duration>
    <meta:editing-cycles>3</meta:editing-cycles>
    <meta:document-statistic meta:table-count="1" meta:cell-count="10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solid" draw:fill-color="#c0c0c0" draw:opacity="50%" draw:opacity-name=""/>
      <style:text-properties fo:font-size="16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30" chart:reverse-direction="false" text:line-break="false" chart:axis-position="0"/>
      <style:graphic-properties svg:stroke-color="#b3b3b3"/>
      <style:text-properties fo:font-size="18pt" style:font-size-asian="10pt" style:font-size-complex="10pt"/>
    </style:style>
    <style:style style:name="ch5" style:family="chart">
      <style:chart-properties style:rotation-angle="0"/>
      <style:text-properties fo:font-size="20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650" chart:reverse-direction="false" text:line-break="false" chart:axis-position="0"/>
      <style:graphic-properties svg:stroke-color="#b3b3b3"/>
      <style:text-properties fo:font-size="18pt" style:font-size-asian="10pt" style:font-size-complex="10pt"/>
    </style:style>
    <style:style style:name="ch7" style:family="chart">
      <style:chart-properties style:rotation-angle="90"/>
      <style:text-properties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draw:stroke="dash" draw:stroke-dash="Ultrafine_20_Dashed" svg:stroke-width="0.051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88cm" svg:height="11.71cm" xlink:href=".." xlink:type="simple" chart:class="chart:scatter" chart:column-mapping="0 1" chart:style-name="ch1">
        <chart:legend svg:x="14.607cm" svg:y="0.42cm" style:legend-expansion="custom" chartooo:width="4.056cm" chartooo:height="1.556cm" style:legend-expansion-aspect-ratio="2.60668380462725" chart:style-name="ch2"/>
        <chart:plot-area chart:style-name="ch3" table:cell-range-address="Sheet1.A11:Sheet1.C439" chart:data-source-has-labels="both" svg:x="1.522cm" svg:y="0.371cm" svg:width="17.132cm" svg:height="9.984cm">
          <chartooo:coordinate-region svg:x="2.805cm" svg:y="0.371cm" svg:width="15.849cm" svg:height="9.02cm"/>
          <chart:axis chart:dimension="x" chart:name="primary-x" chart:style-name="ch4" chartooo:axis-type="auto">
            <chart:title svg:x="8.654cm" svg:y="10.311cm" chart:style-name="ch5">
              <text:p>Time(sec)</text:p>
            </chart:title>
            <chart:categories table:cell-range-address="Sheet1.A12:Sheet1.A439"/>
          </chart:axis>
          <chart:axis chart:dimension="y" chart:name="primary-y" chart:style-name="ch6">
            <chart:title svg:x="0.038cm" svg:y="7.986cm" chart:style-name="ch7">
              <text:p>Speed (Mbit/s)</text:p>
            </chart:title>
            <chart:grid chart:style-name="ch8" chart:class="major"/>
          </chart:axis>
          <chart:series chart:style-name="ch9" chart:values-cell-range-address="Sheet1.B12:Sheet1.B439" chart:label-cell-address="Sheet1.B11:Sheet1.B11" chart:class="chart:scatter">
            <chart:domain table:cell-range-address="Sheet1.A12:Sheet1.A439"/>
            <chart:data-point chart:repeated="428"/>
          </chart:series>
          <chart:series chart:style-name="ch10" chart:values-cell-range-address="Sheet1.C12:Sheet1.C439" chart:label-cell-address="Sheet1.C11:Sheet1.C11" chart:class="chart:scatter">
            <chart:data-point chart:repeated="4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wift Rx</text:p>
                <draw:g>
                  <svg:desc>Sheet1.B11:Sheet1.B11</svg:desc>
                </draw:g>
              </table:table-cell>
              <table:table-cell office:value-type="string">
                <text:p>lob Rx</text:p>
                <draw:g>
                  <svg:desc>Sheet1.C11:Sheet1.C11</svg:desc>
                </draw:g>
              </table:table-cell>
            </table:table-row>
          </table:table-header-rows>
          <table:table-rows>
            <table:table-row>
              <table:table-cell office:value-type="float" office:value="-1">
                <text:p>-</text:p>
                <draw:g>
                  <svg:desc>Sheet1.A12:Sheet1.A439</svg:desc>
                </draw:g>
              </table:table-cell>
              <table:table-cell office:value-type="float" office:value="-1">
                <text:p>-1</text:p>
                <draw:g>
                  <svg:desc>Sheet1.A12:Sheet1.A439</svg:desc>
                </draw:g>
              </table:table-cell>
              <table:table-cell office:value-type="float" office:value="0">
                <text:p>0</text:p>
                <draw:g>
                  <svg:desc>Sheet1.B12:Sheet1.B439</svg:desc>
                </draw:g>
              </table:table-cell>
              <table:table-cell office:value-type="float" office:value="0">
                <text:p>0</text:p>
                <draw:g>
                  <svg:desc>Sheet1.C12:Sheet1.C439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20588">
                <text:p>0.20588</text:p>
              </table:table-cell>
              <table:table-cell office:value-type="float" office:value="0.00366984">
                <text:p>0.0036698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762586">
                <text:p>0.762586</text:p>
              </table:table-cell>
              <table:table-cell office:value-type="float" office:value="1.88642">
                <text:p>1.8864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637821">
                <text:p>0.637821</text:p>
              </table:table-cell>
              <table:table-cell office:value-type="float" office:value="80.9634">
                <text:p>80.963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54.1264">
                <text:p>54.1264</text:p>
              </table:table-cell>
              <table:table-cell office:value-type="float" office:value="179.537">
                <text:p>179.53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55.018">
                <text:p>155.018</text:p>
              </table:table-cell>
              <table:table-cell office:value-type="float" office:value="11.2108">
                <text:p>11.210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8.9893">
                <text:p>38.9893</text:p>
              </table:table-cell>
              <table:table-cell office:value-type="float" office:value="230.832">
                <text:p>230.83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246.83">
                <text:p>246.83</text:p>
              </table:table-cell>
              <table:table-cell office:value-type="float" office:value="16.1655">
                <text:p>16.165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76.633">
                <text:p>176.633</text:p>
              </table:table-cell>
              <table:table-cell office:value-type="float" office:value="72.4912">
                <text:p>72.491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88.991">
                <text:p>188.991</text:p>
              </table:table-cell>
              <table:table-cell office:value-type="float" office:value="189.639">
                <text:p>189.63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33.62">
                <text:p>233.62</text:p>
              </table:table-cell>
              <table:table-cell office:value-type="float" office:value="12.4372">
                <text:p>12.437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96.236">
                <text:p>196.236</text:p>
              </table:table-cell>
              <table:table-cell office:value-type="float" office:value="166.959">
                <text:p>166.95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70.265">
                <text:p>270.265</text:p>
              </table:table-cell>
              <table:table-cell office:value-type="float" office:value="83.237">
                <text:p>83.23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289.52">
                <text:p>289.52</text:p>
              </table:table-cell>
              <table:table-cell office:value-type="float" office:value="36.7716">
                <text:p>36.771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236.182">
                <text:p>236.182</text:p>
              </table:table-cell>
              <table:table-cell office:value-type="float" office:value="225.989">
                <text:p>225.98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368.818">
                <text:p>368.818</text:p>
              </table:table-cell>
              <table:table-cell office:value-type="float" office:value="0.581724">
                <text:p>0.58172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65.694">
                <text:p>265.694</text:p>
              </table:table-cell>
              <table:table-cell office:value-type="float" office:value="114.666">
                <text:p>114.66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65.0096">
                <text:p>65.0096</text:p>
              </table:table-cell>
              <table:table-cell office:value-type="float" office:value="147.663">
                <text:p>147.66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53.9455">
                <text:p>53.9455</text:p>
              </table:table-cell>
              <table:table-cell office:value-type="float" office:value="14.6719">
                <text:p>14.671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31.803">
                <text:p>131.803</text:p>
              </table:table-cell>
              <table:table-cell office:value-type="float" office:value="247.816">
                <text:p>247.81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32.243">
                <text:p>332.243</text:p>
              </table:table-cell>
              <table:table-cell office:value-type="float" office:value="0.704367">
                <text:p>0.7043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68.595">
                <text:p>268.595</text:p>
              </table:table-cell>
              <table:table-cell office:value-type="float" office:value="65.4769">
                <text:p>65.476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81.46">
                <text:p>181.46</text:p>
              </table:table-cell>
              <table:table-cell office:value-type="float" office:value="196.616">
                <text:p>196.61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483.233">
                <text:p>483.233</text:p>
              </table:table-cell>
              <table:table-cell office:value-type="float" office:value="6.79369">
                <text:p>6.7936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394.985">
                <text:p>394.985</text:p>
              </table:table-cell>
              <table:table-cell office:value-type="float" office:value="175.093">
                <text:p>175.09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11.622">
                <text:p>211.622</text:p>
              </table:table-cell>
              <table:table-cell office:value-type="float" office:value="81.1176">
                <text:p>81.117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182.587">
                <text:p>182.587</text:p>
              </table:table-cell>
              <table:table-cell office:value-type="float" office:value="37.7813">
                <text:p>37.781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138.142">
                <text:p>138.142</text:p>
              </table:table-cell>
              <table:table-cell office:value-type="float" office:value="225.184">
                <text:p>225.18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59.532">
                <text:p>259.532</text:p>
              </table:table-cell>
              <table:table-cell office:value-type="float" office:value="4.89523">
                <text:p>4.8952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214.311">
                <text:p>214.311</text:p>
              </table:table-cell>
              <table:table-cell office:value-type="float" office:value="195.254">
                <text:p>195.25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84.692">
                <text:p>184.692</text:p>
              </table:table-cell>
              <table:table-cell office:value-type="float" office:value="61.5494">
                <text:p>61.549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03.964">
                <text:p>103.964</text:p>
              </table:table-cell>
              <table:table-cell office:value-type="float" office:value="55.516">
                <text:p>55.51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294.24">
                <text:p>294.24</text:p>
              </table:table-cell>
              <table:table-cell office:value-type="float" office:value="207.023">
                <text:p>207.02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186.099">
                <text:p>186.099</text:p>
              </table:table-cell>
              <table:table-cell office:value-type="float" office:value="4.56027">
                <text:p>4.5602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190.191">
                <text:p>190.191</text:p>
              </table:table-cell>
              <table:table-cell office:value-type="float" office:value="182.836">
                <text:p>182.83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237.779">
                <text:p>237.779</text:p>
              </table:table-cell>
              <table:table-cell office:value-type="float" office:value="69.8899">
                <text:p>69.889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52.736">
                <text:p>352.736</text:p>
              </table:table-cell>
              <table:table-cell office:value-type="float" office:value="39.4018">
                <text:p>39.401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263.932">
                <text:p>263.932</text:p>
              </table:table-cell>
              <table:table-cell office:value-type="float" office:value="223.167">
                <text:p>223.16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236.981">
                <text:p>236.981</text:p>
              </table:table-cell>
              <table:table-cell office:value-type="float" office:value="4.54378">
                <text:p>4.54378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418.593">
                <text:p>418.593</text:p>
              </table:table-cell>
              <table:table-cell office:value-type="float" office:value="155.803">
                <text:p>155.803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22.185">
                <text:p>222.185</text:p>
              </table:table-cell>
              <table:table-cell office:value-type="float" office:value="102.347">
                <text:p>102.34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81.245">
                <text:p>281.245</text:p>
              </table:table-cell>
              <table:table-cell office:value-type="float" office:value="30.7028">
                <text:p>30.7028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346.95">
                <text:p>346.95</text:p>
              </table:table-cell>
              <table:table-cell office:value-type="float" office:value="231.967">
                <text:p>231.96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295.112">
                <text:p>295.112</text:p>
              </table:table-cell>
              <table:table-cell office:value-type="float" office:value="3.46855">
                <text:p>3.4685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154.21">
                <text:p>154.21</text:p>
              </table:table-cell>
              <table:table-cell office:value-type="float" office:value="156.322">
                <text:p>156.32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143.256">
                <text:p>143.256</text:p>
              </table:table-cell>
              <table:table-cell office:value-type="float" office:value="102.914">
                <text:p>102.91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242.886">
                <text:p>242.886</text:p>
              </table:table-cell>
              <table:table-cell office:value-type="float" office:value="27.3154">
                <text:p>27.315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297.016">
                <text:p>297.016</text:p>
              </table:table-cell>
              <table:table-cell office:value-type="float" office:value="235.144">
                <text:p>235.14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287.4">
                <text:p>287.4</text:p>
              </table:table-cell>
              <table:table-cell office:value-type="float" office:value="1.88845">
                <text:p>1.8884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391.086">
                <text:p>391.086</text:p>
              </table:table-cell>
              <table:table-cell office:value-type="float" office:value="145.962">
                <text:p>145.96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08.397">
                <text:p>308.397</text:p>
              </table:table-cell>
              <table:table-cell office:value-type="float" office:value="114.808">
                <text:p>114.8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08.735">
                <text:p>208.735</text:p>
              </table:table-cell>
              <table:table-cell office:value-type="float" office:value="16.7169">
                <text:p>16.7169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183.433">
                <text:p>183.433</text:p>
              </table:table-cell>
              <table:table-cell office:value-type="float" office:value="245.797">
                <text:p>245.79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225.86">
                <text:p>225.86</text:p>
              </table:table-cell>
              <table:table-cell office:value-type="float" office:value="0.714002">
                <text:p>0.71400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253.553">
                <text:p>253.553</text:p>
              </table:table-cell>
              <table:table-cell office:value-type="float" office:value="70.7185">
                <text:p>70.7185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199.618">
                <text:p>199.618</text:p>
              </table:table-cell>
              <table:table-cell office:value-type="float" office:value="191.376">
                <text:p>191.37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203.745">
                <text:p>203.745</text:p>
              </table:table-cell>
              <table:table-cell office:value-type="float" office:value="5.78863">
                <text:p>5.78863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263.627">
                <text:p>263.627</text:p>
              </table:table-cell>
              <table:table-cell office:value-type="float" office:value="181.299">
                <text:p>181.29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276.003">
                <text:p>276.003</text:p>
              </table:table-cell>
              <table:table-cell office:value-type="float" office:value="75.8412">
                <text:p>75.841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207.326">
                <text:p>207.326</text:p>
              </table:table-cell>
              <table:table-cell office:value-type="float" office:value="42.1978">
                <text:p>42.197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315.152">
                <text:p>315.152</text:p>
              </table:table-cell>
              <table:table-cell office:value-type="float" office:value="220.385">
                <text:p>220.38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64.618">
                <text:p>164.618</text:p>
              </table:table-cell>
              <table:table-cell office:value-type="float" office:value="4.16671">
                <text:p>4.16671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84.7391">
                <text:p>84.7391</text:p>
              </table:table-cell>
              <table:table-cell office:value-type="float" office:value="182.344">
                <text:p>182.344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97.5819">
                <text:p>97.5819</text:p>
              </table:table-cell>
              <table:table-cell office:value-type="float" office:value="76.3418">
                <text:p>76.341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289.254">
                <text:p>289.254</text:p>
              </table:table-cell>
              <table:table-cell office:value-type="float" office:value="38.2542">
                <text:p>38.254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363.242">
                <text:p>363.242</text:p>
              </table:table-cell>
              <table:table-cell office:value-type="float" office:value="220.553">
                <text:p>220.55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294.201">
                <text:p>294.201</text:p>
              </table:table-cell>
              <table:table-cell office:value-type="float" office:value="6.47155">
                <text:p>6.4715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443.069">
                <text:p>443.069</text:p>
              </table:table-cell>
              <table:table-cell office:value-type="float" office:value="179.111">
                <text:p>179.111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317.737">
                <text:p>317.737</text:p>
              </table:table-cell>
              <table:table-cell office:value-type="float" office:value="77.0428">
                <text:p>77.0428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383.949">
                <text:p>383.949</text:p>
              </table:table-cell>
              <table:table-cell office:value-type="float" office:value="31.6921">
                <text:p>31.692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460.447">
                <text:p>460.447</text:p>
              </table:table-cell>
              <table:table-cell office:value-type="float" office:value="230.797">
                <text:p>230.79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317.148">
                <text:p>317.148</text:p>
              </table:table-cell>
              <table:table-cell office:value-type="float" office:value="0.98916">
                <text:p>0.9891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295.129">
                <text:p>295.129</text:p>
              </table:table-cell>
              <table:table-cell office:value-type="float" office:value="114.053">
                <text:p>114.05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278.661">
                <text:p>278.661</text:p>
              </table:table-cell>
              <table:table-cell office:value-type="float" office:value="147.655">
                <text:p>147.655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231.677">
                <text:p>231.677</text:p>
              </table:table-cell>
              <table:table-cell office:value-type="float" office:value="14.8672">
                <text:p>14.867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340.203">
                <text:p>340.203</text:p>
              </table:table-cell>
              <table:table-cell office:value-type="float" office:value="221.534">
                <text:p>221.53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168.615">
                <text:p>168.615</text:p>
              </table:table-cell>
              <table:table-cell office:value-type="float" office:value="26.5459">
                <text:p>26.5459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253.611">
                <text:p>253.611</text:p>
              </table:table-cell>
              <table:table-cell office:value-type="float" office:value="30.8185">
                <text:p>30.818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309.368">
                <text:p>309.368</text:p>
              </table:table-cell>
              <table:table-cell office:value-type="float" office:value="231.546">
                <text:p>231.546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06.459">
                <text:p>206.459</text:p>
              </table:table-cell>
              <table:table-cell office:value-type="float" office:value="1.63273">
                <text:p>1.6327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524.466">
                <text:p>524.466</text:p>
              </table:table-cell>
              <table:table-cell office:value-type="float" office:value="151.34">
                <text:p>151.34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529.933">
                <text:p>529.933</text:p>
              </table:table-cell>
              <table:table-cell office:value-type="float" office:value="109.693">
                <text:p>109.693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471.239">
                <text:p>471.239</text:p>
              </table:table-cell>
              <table:table-cell office:value-type="float" office:value="26.4633">
                <text:p>26.4633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345.441">
                <text:p>345.441</text:p>
              </table:table-cell>
              <table:table-cell office:value-type="float" office:value="127.161">
                <text:p>127.161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379.074">
                <text:p>379.074</text:p>
              </table:table-cell>
              <table:table-cell office:value-type="float" office:value="109.121">
                <text:p>109.121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266.454">
                <text:p>266.454</text:p>
              </table:table-cell>
              <table:table-cell office:value-type="float" office:value="12.9384">
                <text:p>12.9384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202.13">
                <text:p>202.13</text:p>
              </table:table-cell>
              <table:table-cell office:value-type="float" office:value="249.581">
                <text:p>249.581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208.42">
                <text:p>208.42</text:p>
              </table:table-cell>
              <table:table-cell office:value-type="float" office:value="1.19738">
                <text:p>1.19738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281.61">
                <text:p>281.61</text:p>
              </table:table-cell>
              <table:table-cell office:value-type="float" office:value="91.6567">
                <text:p>91.6567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75.0463">
                <text:p>75.0463</text:p>
              </table:table-cell>
              <table:table-cell office:value-type="float" office:value="169.936">
                <text:p>169.93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6.8285">
                <text:p>86.8285</text:p>
              </table:table-cell>
              <table:table-cell office:value-type="float" office:value="11.0122">
                <text:p>11.0122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306.633">
                <text:p>306.633</text:p>
              </table:table-cell>
              <table:table-cell office:value-type="float" office:value="251.499">
                <text:p>251.499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248.534">
                <text:p>248.534</text:p>
              </table:table-cell>
              <table:table-cell office:value-type="float" office:value="0.707119">
                <text:p>0.707119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139.356">
                <text:p>139.356</text:p>
              </table:table-cell>
              <table:table-cell office:value-type="float" office:value="80.8073">
                <text:p>80.8073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150.556">
                <text:p>150.556</text:p>
              </table:table-cell>
              <table:table-cell office:value-type="float" office:value="181.188">
                <text:p>181.188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159.829">
                <text:p>159.829</text:p>
              </table:table-cell>
              <table:table-cell office:value-type="float" office:value="1.80117">
                <text:p>1.8011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237.063">
                <text:p>237.063</text:p>
              </table:table-cell>
              <table:table-cell office:value-type="float" office:value="97.4735">
                <text:p>97.4735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214">
                <text:p>214</text:p>
              </table:table-cell>
              <table:table-cell office:value-type="float" office:value="163.42">
                <text:p>163.42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187.502">
                <text:p>187.502</text:p>
              </table:table-cell>
              <table:table-cell office:value-type="float" office:value="3.89365">
                <text:p>3.89365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60.186">
                <text:p>160.186</text:p>
              </table:table-cell>
              <table:table-cell office:value-type="float" office:value="116.722">
                <text:p>116.72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39.631">
                <text:p>239.631</text:p>
              </table:table-cell>
              <table:table-cell office:value-type="float" office:value="142.052">
                <text:p>142.052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297.396">
                <text:p>297.396</text:p>
              </table:table-cell>
              <table:table-cell office:value-type="float" office:value="7.27294">
                <text:p>7.27294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222.896">
                <text:p>222.896</text:p>
              </table:table-cell>
              <table:table-cell office:value-type="float" office:value="155.587">
                <text:p>155.587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03">
                <text:p>103</text:p>
              </table:table-cell>
              <table:table-cell office:value-type="float" office:value="303.422">
                <text:p>303.422</text:p>
              </table:table-cell>
              <table:table-cell office:value-type="float" office:value="99.7748">
                <text:p>99.7748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334.276">
                <text:p>334.276</text:p>
              </table:table-cell>
              <table:table-cell office:value-type="float" office:value="11.2937">
                <text:p>11.2937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05">
                <text:p>105</text:p>
              </table:table-cell>
              <table:table-cell office:value-type="float" office:value="273.849">
                <text:p>273.849</text:p>
              </table:table-cell>
              <table:table-cell office:value-type="float" office:value="176.981">
                <text:p>176.981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06">
                <text:p>106</text:p>
              </table:table-cell>
              <table:table-cell office:value-type="float" office:value="319.247">
                <text:p>319.247</text:p>
              </table:table-cell>
              <table:table-cell office:value-type="float" office:value="74.2614">
                <text:p>74.2614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07">
                <text:p>107</text:p>
              </table:table-cell>
              <table:table-cell office:value-type="float" office:value="339.827">
                <text:p>339.827</text:p>
              </table:table-cell>
              <table:table-cell office:value-type="float" office:value="26.8691">
                <text:p>26.8691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08">
                <text:p>108</text:p>
              </table:table-cell>
              <table:table-cell office:value-type="float" office:value="100.425">
                <text:p>100.425</text:p>
              </table:table-cell>
              <table:table-cell office:value-type="float" office:value="151.413">
                <text:p>151.413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217.594">
                <text:p>217.594</text:p>
              </table:table-cell>
              <table:table-cell office:value-type="float" office:value="84.3417">
                <text:p>84.341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69.976">
                <text:p>269.976</text:p>
              </table:table-cell>
              <table:table-cell office:value-type="float" office:value="22.5581">
                <text:p>22.5581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76.061">
                <text:p>176.061</text:p>
              </table:table-cell>
              <table:table-cell office:value-type="float" office:value="188.144">
                <text:p>188.144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226.527">
                <text:p>226.527</text:p>
              </table:table-cell>
              <table:table-cell office:value-type="float" office:value="51.9555">
                <text:p>51.9555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13">
                <text:p>113</text:p>
              </table:table-cell>
              <table:table-cell office:value-type="float" office:value="123.688">
                <text:p>123.688</text:p>
              </table:table-cell>
              <table:table-cell office:value-type="float" office:value="35.3363">
                <text:p>35.3363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22.0065">
                <text:p>22.0065</text:p>
              </table:table-cell>
              <table:table-cell office:value-type="float" office:value="187.232">
                <text:p>187.23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15">
                <text:p>115</text:p>
              </table:table-cell>
              <table:table-cell office:value-type="float" office:value="118.565">
                <text:p>118.565</text:p>
              </table:table-cell>
              <table:table-cell office:value-type="float" office:value="40.2479">
                <text:p>40.2479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258.329">
                <text:p>258.329</text:p>
              </table:table-cell>
              <table:table-cell office:value-type="float" office:value="33.4214">
                <text:p>33.4214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17">
                <text:p>117</text:p>
              </table:table-cell>
              <table:table-cell office:value-type="float" office:value="313.162">
                <text:p>313.162</text:p>
              </table:table-cell>
              <table:table-cell office:value-type="float" office:value="226.453">
                <text:p>226.453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266.863">
                <text:p>266.863</text:p>
              </table:table-cell>
              <table:table-cell office:value-type="float" office:value="3.09088">
                <text:p>3.09088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39.6616">
                <text:p>39.6616</text:p>
              </table:table-cell>
              <table:table-cell office:value-type="float" office:value="62.386">
                <text:p>62.38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327.102">
                <text:p>327.102</text:p>
              </table:table-cell>
              <table:table-cell office:value-type="float" office:value="125.873">
                <text:p>125.873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436.875">
                <text:p>436.875</text:p>
              </table:table-cell>
              <table:table-cell office:value-type="float" office:value="73.8327">
                <text:p>73.8327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341.129">
                <text:p>341.129</text:p>
              </table:table-cell>
              <table:table-cell office:value-type="float" office:value="23.3711">
                <text:p>23.371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235.122">
                <text:p>235.122</text:p>
              </table:table-cell>
              <table:table-cell office:value-type="float" office:value="132.721">
                <text:p>132.721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361.437">
                <text:p>361.437</text:p>
              </table:table-cell>
              <table:table-cell office:value-type="float" office:value="106.55">
                <text:p>106.55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475.45">
                <text:p>475.45</text:p>
              </table:table-cell>
              <table:table-cell office:value-type="float" office:value="12.8713">
                <text:p>12.8713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26">
                <text:p>126</text:p>
              </table:table-cell>
              <table:table-cell office:value-type="float" office:value="263.98">
                <text:p>263.98</text:p>
              </table:table-cell>
              <table:table-cell office:value-type="float" office:value="167.317">
                <text:p>167.317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27">
                <text:p>127</text:p>
              </table:table-cell>
              <table:table-cell office:value-type="float" office:value="450.377">
                <text:p>450.377</text:p>
              </table:table-cell>
              <table:table-cell office:value-type="float" office:value="82.4262">
                <text:p>82.426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393.977">
                <text:p>393.977</text:p>
              </table:table-cell>
              <table:table-cell office:value-type="float" office:value="2.34001">
                <text:p>2.34001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356.871">
                <text:p>356.871</text:p>
              </table:table-cell>
              <table:table-cell office:value-type="float" office:value="139.375">
                <text:p>139.37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390.926">
                <text:p>390.926</text:p>
              </table:table-cell>
              <table:table-cell office:value-type="float" office:value="121.059">
                <text:p>121.059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597.064">
                <text:p>597.064</text:p>
              </table:table-cell>
              <table:table-cell office:value-type="float" office:value="9.59879">
                <text:p>9.59879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626.907">
                <text:p>626.907</text:p>
              </table:table-cell>
              <table:table-cell office:value-type="float" office:value="134.377">
                <text:p>134.37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33">
                <text:p>133</text:p>
              </table:table-cell>
              <table:table-cell office:value-type="float" office:value="494.27">
                <text:p>494.27</text:p>
              </table:table-cell>
              <table:table-cell office:value-type="float" office:value="118.79">
                <text:p>118.79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230.046">
                <text:p>230.046</text:p>
              </table:table-cell>
              <table:table-cell office:value-type="float" office:value="2.73101">
                <text:p>2.731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35">
                <text:p>135</text:p>
              </table:table-cell>
              <table:table-cell office:value-type="float" office:value="401.851">
                <text:p>401.851</text:p>
              </table:table-cell>
              <table:table-cell office:value-type="float" office:value="118.189">
                <text:p>118.189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208.757">
                <text:p>208.757</text:p>
              </table:table-cell>
              <table:table-cell office:value-type="float" office:value="141.759">
                <text:p>141.759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37">
                <text:p>137</text:p>
              </table:table-cell>
              <table:table-cell office:value-type="float" office:value="152.435">
                <text:p>152.435</text:p>
              </table:table-cell>
              <table:table-cell office:value-type="float" office:value="3.68625">
                <text:p>3.68625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131.74">
                <text:p>131.74</text:p>
              </table:table-cell>
              <table:table-cell office:value-type="float" office:value="114.69">
                <text:p>114.69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33.3972">
                <text:p>33.3972</text:p>
              </table:table-cell>
              <table:table-cell office:value-type="float" office:value="144.286">
                <text:p>144.28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.17657">
                <text:p>1.17657</text:p>
              </table:table-cell>
              <table:table-cell office:value-type="float" office:value="5.9541">
                <text:p>5.9541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21.1804">
                <text:p>21.1804</text:p>
              </table:table-cell>
              <table:table-cell office:value-type="float" office:value="143.526">
                <text:p>143.526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49.3597">
                <text:p>49.3597</text:p>
              </table:table-cell>
              <table:table-cell office:value-type="float" office:value="113.161">
                <text:p>113.161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43">
                <text:p>143</text:p>
              </table:table-cell>
              <table:table-cell office:value-type="float" office:value="8.96459">
                <text:p>8.96459</text:p>
              </table:table-cell>
              <table:table-cell office:value-type="float" office:value="12.7232">
                <text:p>12.7232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2.16271">
                <text:p>2.16271</text:p>
              </table:table-cell>
              <table:table-cell office:value-type="float" office:value="199.137">
                <text:p>199.137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45">
                <text:p>145</text:p>
              </table:table-cell>
              <table:table-cell office:value-type="float" office:value="15.4278">
                <text:p>15.4278</text:p>
              </table:table-cell>
              <table:table-cell office:value-type="float" office:value="50.8966">
                <text:p>50.8966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45.952">
                <text:p>45.952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216.425">
                <text:p>216.425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0.981575">
                <text:p>0.981575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102.386">
                <text:p>102.38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159.306">
                <text:p>159.306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1.61289">
                <text:p>1.61289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115.777">
                <text:p>115.777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145.284">
                <text:p>145.284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7.04294">
                <text:p>7.04294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169.375">
                <text:p>169.375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86.2107">
                <text:p>86.210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20.5571">
                <text:p>20.557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197.258">
                <text:p>197.258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45.192">
                <text:p>45.19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39.3766">
                <text:p>39.3766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220.088">
                <text:p>220.088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3.52203">
                <text:p>3.52203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68.7369">
                <text:p>68.7369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193.335">
                <text:p>193.335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2.74779">
                <text:p>2.74779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138.579">
                <text:p>138.579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121.33">
                <text:p>121.33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10.275">
                <text:p>10.275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180.776">
                <text:p>180.77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71.5648">
                <text:p>71.5648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28.8111">
                <text:p>28.8111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217.676">
                <text:p>217.676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16.7403">
                <text:p>16.7403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51.9947">
                <text:p>51.9947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210.054">
                <text:p>210.054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1.34753">
                <text:p>1.34753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81.8011">
                <text:p>81.8011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158.45">
                <text:p>158.45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21.4943">
                <text:p>21.494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52.9965">
                <text:p>52.9965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208.979">
                <text:p>208.979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1.28239">
                <text:p>1.28239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110.419">
                <text:p>110.419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150.972">
                <text:p>150.97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5.97484">
                <text:p>5.97484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142.78">
                <text:p>142.78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113.882">
                <text:p>113.882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13.3208">
                <text:p>13.3208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195.976">
                <text:p>195.97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53.4271">
                <text:p>53.4271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38.0464">
                <text:p>38.0464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224.354">
                <text:p>224.354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0.713834">
                <text:p>0.713834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80.7145">
                <text:p>80.7145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181.356">
                <text:p>181.356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2.80761">
                <text:p>2.80761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110.094">
                <text:p>110.094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149.767">
                <text:p>149.767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1.28254">
                <text:p>1.2825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111.65">
                <text:p>111.65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149.735">
                <text:p>149.735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2.20641">
                <text:p>2.20641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98.3209">
                <text:p>98.3209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162.262">
                <text:p>162.262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5.22564">
                <text:p>5.22564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126.012">
                <text:p>126.012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131.426">
                <text:p>131.426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8.48995">
                <text:p>8.48995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131.375">
                <text:p>131.37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122.764">
                <text:p>122.764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3.7497">
                <text:p>3.7497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109.213">
                <text:p>109.213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149.705">
                <text:p>149.705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1.25776">
                <text:p>1.25776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85.5199">
                <text:p>85.5199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155.75">
                <text:p>155.75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20.4098">
                <text:p>20.4098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38.3196">
                <text:p>38.3196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211.986">
                <text:p>211.98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12.2361">
                <text:p>12.2361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38.3549">
                <text:p>38.3549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223.749">
                <text:p>223.749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0.703314">
                <text:p>0.703314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80.0188">
                <text:p>80.0188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158.862">
                <text:p>158.86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23.6476">
                <text:p>23.6476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44.7565">
                <text:p>44.7565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217.438">
                <text:p>217.438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0.666672">
                <text:p>0.66667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72.19">
                <text:p>72.19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189.86">
                <text:p>189.86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2.53323">
                <text:p>2.53323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104.995">
                <text:p>104.995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155.16">
                <text:p>155.16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1.12598">
                <text:p>1.12598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75.6053">
                <text:p>75.6053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185.979">
                <text:p>185.979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0.704558">
                <text:p>0.704558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60.5685">
                <text:p>60.568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99.4799">
                <text:p>99.479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101.878">
                <text:p>101.878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1.28239">
                <text:p>1.2823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89.3002">
                <text:p>89.3002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74.9457">
                <text:p>74.9457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97.0936">
                <text:p>97.0936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0.709184">
                <text:p>0.709184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77.7881">
                <text:p>77.7881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184.206">
                <text:p>184.20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3.45559">
                <text:p>3.4555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103.619">
                <text:p>103.61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107.271">
                <text:p>107.271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48.361">
                <text:p>48.361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53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23.0306">
                <text:p>23.0306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85.2744">
                <text:p>85.2744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138.619">
                <text:p>138.619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15.8415">
                <text:p>15.8415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48.7602">
                <text:p>48.76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143.143">
                <text:p>143.143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70.6966">
                <text:p>70.696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5.59642">
                <text:p>5.5964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75.3695">
                <text:p>75.3695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62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160.268">
                <text:p>160.268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263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21.6534">
                <text:p>21.6534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264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39.7917">
                <text:p>39.7917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265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134.11">
                <text:p>134.11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266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88.6996">
                <text:p>88.6996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4.56602">
                <text:p>4.56602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108.203">
                <text:p>108.203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138.378">
                <text:p>138.37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12.0519">
                <text:p>12.0519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59.8125">
                <text:p>59.8125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272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143.834">
                <text:p>143.834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273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58.6762">
                <text:p>58.6762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7.52047">
                <text:p>7.52047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275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69.5965">
                <text:p>69.5965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117.017">
                <text:p>117.017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277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68.5028">
                <text:p>68.5028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278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3.49525">
                <text:p>3.49525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100.526">
                <text:p>100.52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136.988">
                <text:p>136.988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21.925">
                <text:p>21.92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37.3567">
                <text:p>37.3567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283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120.426">
                <text:p>120.426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284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104.559">
                <text:p>104.559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0.907573">
                <text:p>0.907573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87.9042">
                <text:p>87.904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94.9539">
                <text:p>94.9539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78.8486">
                <text:p>78.8486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7.72761">
                <text:p>7.7276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119.156">
                <text:p>119.156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134.404">
                <text:p>134.404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1.93918">
                <text:p>1.93918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293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65.5203">
                <text:p>65.5203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294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153.112">
                <text:p>153.11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43.4169">
                <text:p>43.4169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296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21.8839">
                <text:p>21.8839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297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157.498">
                <text:p>157.498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298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83.2185">
                <text:p>83.2185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2.71098">
                <text:p>2.7109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94.6597">
                <text:p>94.65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302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109.797">
                <text:p>109.797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303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55.4492">
                <text:p>55.4492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304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18.8991">
                <text:p>18.8991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305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81.1829">
                <text:p>81.1829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138.783">
                <text:p>138.783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23.9602">
                <text:p>23.96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44.5982">
                <text:p>44.598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118.782">
                <text:p>118.78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98.987">
                <text:p>98.987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0.158875">
                <text:p>0.158875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312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40.291">
                <text:p>40.291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313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130.244">
                <text:p>130.244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314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72.3113">
                <text:p>72.3113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315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19.6746">
                <text:p>19.6746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316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49.2822">
                <text:p>49.2822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317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93.5194">
                <text:p>93.5194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318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105.523">
                <text:p>105.523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14.2296">
                <text:p>14.229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47.2467">
                <text:p>47.2467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139.854">
                <text:p>139.854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322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75.152">
                <text:p>75.152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6.44797">
                <text:p>6.44797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324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54.8704">
                <text:p>54.8704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325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148.416">
                <text:p>148.416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52.7633">
                <text:p>52.7633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327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17.8171">
                <text:p>17.8171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328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132.041">
                <text:p>132.041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41.4717">
                <text:p>41.471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71.3155">
                <text:p>71.3155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3.48255">
                <text:p>3.48255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332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86.5101">
                <text:p>86.5101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148.973">
                <text:p>148.973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23.7601">
                <text:p>23.7601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335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40.8478">
                <text:p>40.8478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336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151.135">
                <text:p>151.135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337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70.685">
                <text:p>70.685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338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10.2992">
                <text:p>10.2992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110.206">
                <text:p>110.20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65.8824">
                <text:p>65.8824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76.2093">
                <text:p>76.2093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6.56928">
                <text:p>6.56928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343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97.7034">
                <text:p>97.7034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113.933">
                <text:p>113.933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345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44.0397">
                <text:p>44.0397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346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18.3678">
                <text:p>18.3678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187.351">
                <text:p>187.351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348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56.8669">
                <text:p>56.8669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6.22036">
                <text:p>6.2203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152.961">
                <text:p>152.961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103.45">
                <text:p>103.45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10.4245">
                <text:p>10.4245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353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162.951">
                <text:p>162.951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89.2606">
                <text:p>89.2606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17.7519">
                <text:p>17.7519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356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197.435">
                <text:p>197.435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357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47.6839">
                <text:p>47.6839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358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39.6342">
                <text:p>39.634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171.606">
                <text:p>171.606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51.073">
                <text:p>51.073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19.527">
                <text:p>19.527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171.76">
                <text:p>171.76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71.3218">
                <text:p>71.3218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18.265">
                <text:p>18.265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365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193.793">
                <text:p>193.793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50.6441">
                <text:p>50.644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36.0748">
                <text:p>36.0748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368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183.134">
                <text:p>183.134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43.5404">
                <text:p>43.540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40.5418">
                <text:p>40.5418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141.566">
                <text:p>141.566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372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80.5009">
                <text:p>80.5009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373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4.14754">
                <text:p>4.14754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93.2039">
                <text:p>93.2039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127.645">
                <text:p>127.64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37.6456">
                <text:p>37.6456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377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35.0393">
                <text:p>35.0393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197.444">
                <text:p>197.444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30.2556">
                <text:p>30.255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10.1512">
                <text:p>10.1512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381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97.8805">
                <text:p>97.8805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382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140.044">
                <text:p>140.044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14.7558">
                <text:p>14.7558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74.0584">
                <text:p>74.0584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150.818">
                <text:p>150.818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37.584">
                <text:p>37.584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18.4645">
                <text:p>18.464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388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53.8533">
                <text:p>53.8533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59.2331">
                <text:p>59.2331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59.7751">
                <text:p>59.775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61.4102">
                <text:p>61.41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8.56954">
                <text:p>8.56954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393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63.3105">
                <text:p>63.3105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394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173.022">
                <text:p>173.02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395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25.991">
                <text:p>25.991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38.5873">
                <text:p>38.5873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177.321">
                <text:p>177.321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45.6413">
                <text:p>45.6413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20.5819">
                <text:p>20.581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46.1832">
                <text:p>46.1832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45.8849">
                <text:p>45.8849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47.8237">
                <text:p>47.8237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51.5741">
                <text:p>51.5741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404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50.5902">
                <text:p>50.5902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405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1.88571">
                <text:p>1.88571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406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79.6224">
                <text:p>79.6224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168.46">
                <text:p>168.46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408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13.2785">
                <text:p>13.2785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66.6033">
                <text:p>66.6033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122.694">
                <text:p>122.694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72.8745">
                <text:p>72.8745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1.29184">
                <text:p>1.29184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413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39.268">
                <text:p>39.268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414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46.1903">
                <text:p>46.1903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415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47.902">
                <text:p>47.9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416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35.717">
                <text:p>35.717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56.5178">
                <text:p>56.5178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35.8852">
                <text:p>35.8852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7.35862">
                <text:p>7.3586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127.169">
                <text:p>127.16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81.5001">
                <text:p>81.5001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46.636">
                <text:p>46.636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423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22.6909">
                <text:p>22.690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164.057">
                <text:p>164.057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425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75.7521">
                <text:p>75.752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426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0.00156328">
                <text:p>0.00156328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0.00262952">
                <text:p>0.0026295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428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